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76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19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093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5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2" style:family="paragraph" style:parent-style-name="Text_20_body">
      <style:paragraph-properties fo:margin-top="0cm" fo:margin-bottom="0cm" style:contextual-spacing="false" fo:line-height="100%"/>
      <style:text-properties officeooo:paragraph-rsid="0108f4cf"/>
    </style:style>
    <style:style style:name="P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" style:family="paragraph" style:parent-style-name="Text_20_body">
      <style:paragraph-properties fo:margin-top="0cm" fo:margin-bottom="0cm" style:contextual-spacing="false" fo:line-height="100%"/>
      <style:text-properties officeooo:paragraph-rsid="01151f6e"/>
    </style:style>
    <style:style style:name="P6" style:family="paragraph" style:parent-style-name="Text_20_body">
      <style:paragraph-properties fo:margin-top="0cm" fo:margin-bottom="0cm" style:contextual-spacing="false" fo:line-height="100%"/>
      <style:text-properties officeooo:paragraph-rsid="01262962"/>
    </style:style>
    <style:style style:name="P7" style:family="paragraph" style:parent-style-name="Text_20_body">
      <style:paragraph-properties fo:margin-top="0cm" fo:margin-bottom="0cm" style:contextual-spacing="false" fo:line-height="100%"/>
      <style:text-properties officeooo:paragraph-rsid="0127770a"/>
    </style:style>
    <style:style style:name="P8" style:family="paragraph" style:parent-style-name="Text_20_body">
      <style:paragraph-properties fo:margin-top="0cm" fo:margin-bottom="0cm" style:contextual-spacing="false" fo:line-height="100%"/>
      <style:text-properties officeooo:paragraph-rsid="00ecd75c"/>
    </style:style>
    <style:style style:name="P9" style:family="paragraph" style:parent-style-name="Text_20_body">
      <style:paragraph-properties fo:margin-top="0cm" fo:margin-bottom="0cm" style:contextual-spacing="false" fo:line-height="100%"/>
      <style:text-properties officeooo:paragraph-rsid="013af164"/>
    </style:style>
    <style:style style:name="P10" style:family="paragraph" style:parent-style-name="Text_20_body">
      <style:paragraph-properties fo:margin-top="0cm" fo:margin-bottom="0cm" style:contextual-spacing="false" fo:line-height="100%"/>
      <style:text-properties officeooo:paragraph-rsid="015fc100"/>
    </style:style>
    <style:style style:name="P1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a9080" style:font-size-asian="10pt" style:font-size-complex="10pt"/>
    </style:style>
    <style:style style:name="P12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08f4cf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12a3f00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00%"/>
      <style:text-properties officeooo:paragraph-rsid="01262962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18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19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20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21" style:family="paragraph" style:parent-style-name="Table_20_Contents">
      <style:text-properties style:font-name="Courier New" fo:font-size="10pt" officeooo:paragraph-rsid="00e75ea5" style:font-size-asian="10pt" style:font-size-complex="10pt"/>
    </style:style>
    <style:style style:name="P22" style:family="paragraph" style:parent-style-name="Table_20_Contents">
      <style:text-properties style:font-name="Courier New" fo:font-size="10pt" officeooo:paragraph-rsid="00ecd75c" style:font-size-asian="10pt" style:font-size-complex="10pt"/>
    </style:style>
    <style:style style:name="P23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24" style:family="paragraph" style:parent-style-name="Table_20_Contents">
      <style:text-properties style:font-name="Courier New" fo:font-size="10pt" officeooo:paragraph-rsid="01262962" style:font-size-asian="10pt" style:font-size-complex="10pt"/>
    </style:style>
    <style:style style:name="P25" style:family="paragraph" style:parent-style-name="Table_20_Contents">
      <style:text-properties style:font-name="Courier New" fo:font-size="10pt" officeooo:paragraph-rsid="012a3f00" style:font-size-asian="10pt" style:font-size-complex="10pt"/>
    </style:style>
    <style:style style:name="P26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2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28" style:family="paragraph" style:parent-style-name="Table_20_Contents">
      <style:text-properties style:font-name="Courier New" fo:font-size="10pt" officeooo:paragraph-rsid="015f83d7" style:font-size-asian="10pt" style:font-size-complex="10pt"/>
    </style:style>
    <style:style style:name="P29" style:family="paragraph" style:parent-style-name="Table_20_Contents">
      <style:text-properties style:font-name="Courier New" fo:font-size="10pt" officeooo:paragraph-rsid="015fc100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35" style:family="paragraph" style:parent-style-name="Table_20_Contents">
      <style:text-properties officeooo:paragraph-rsid="0049a42a"/>
    </style:style>
    <style:style style:name="P36" style:family="paragraph" style:parent-style-name="Table_20_Contents">
      <style:text-properties officeooo:paragraph-rsid="004d3c50"/>
    </style:style>
    <style:style style:name="P37" style:family="paragraph" style:parent-style-name="Table_20_Contents">
      <style:text-properties officeooo:paragraph-rsid="006e8e1a"/>
    </style:style>
    <style:style style:name="P38" style:family="paragraph" style:parent-style-name="Table_20_Contents">
      <style:text-properties officeooo:paragraph-rsid="0072b850"/>
    </style:style>
    <style:style style:name="P39" style:family="paragraph" style:parent-style-name="Table_20_Contents">
      <style:text-properties officeooo:paragraph-rsid="00767c54"/>
    </style:style>
    <style:style style:name="P40" style:family="paragraph" style:parent-style-name="Table_20_Contents">
      <style:text-properties officeooo:paragraph-rsid="009375c2"/>
    </style:style>
    <style:style style:name="P41" style:family="paragraph" style:parent-style-name="Table_20_Contents">
      <style:text-properties officeooo:paragraph-rsid="00b698e2"/>
    </style:style>
    <style:style style:name="P42" style:family="paragraph" style:parent-style-name="Table_20_Contents">
      <style:text-properties officeooo:paragraph-rsid="00bfdbd1"/>
    </style:style>
    <style:style style:name="P43" style:family="paragraph" style:parent-style-name="Table_20_Contents">
      <style:text-properties officeooo:paragraph-rsid="008e3740"/>
    </style:style>
    <style:style style:name="P44" style:family="paragraph" style:parent-style-name="Table_20_Contents">
      <style:text-properties officeooo:paragraph-rsid="00d43161"/>
    </style:style>
    <style:style style:name="P45" style:family="paragraph" style:parent-style-name="Table_20_Contents">
      <style:text-properties officeooo:paragraph-rsid="00e67b40"/>
    </style:style>
    <style:style style:name="P46" style:family="paragraph" style:parent-style-name="Table_20_Contents">
      <style:text-properties officeooo:paragraph-rsid="00e75ea5"/>
    </style:style>
    <style:style style:name="P47" style:family="paragraph" style:parent-style-name="Table_20_Contents">
      <style:text-properties officeooo:paragraph-rsid="0108f4cf"/>
    </style:style>
    <style:style style:name="P48" style:family="paragraph" style:parent-style-name="Table_20_Contents">
      <style:text-properties officeooo:paragraph-rsid="003a1440"/>
    </style:style>
    <style:style style:name="P49" style:family="paragraph" style:parent-style-name="Table_20_Contents">
      <style:text-properties officeooo:paragraph-rsid="010e8474"/>
    </style:style>
    <style:style style:name="P50" style:family="paragraph" style:parent-style-name="Table_20_Contents">
      <style:text-properties officeooo:paragraph-rsid="010ba44b"/>
    </style:style>
    <style:style style:name="P51" style:family="paragraph" style:parent-style-name="Table_20_Contents">
      <style:text-properties officeooo:paragraph-rsid="0116c433"/>
    </style:style>
    <style:style style:name="P52" style:family="paragraph" style:parent-style-name="Table_20_Contents">
      <style:text-properties officeooo:paragraph-rsid="011fee52"/>
    </style:style>
    <style:style style:name="P53" style:family="paragraph" style:parent-style-name="Table_20_Contents">
      <style:text-properties officeooo:paragraph-rsid="0121ab6a"/>
    </style:style>
    <style:style style:name="P54" style:family="paragraph" style:parent-style-name="Table_20_Contents">
      <style:text-properties officeooo:paragraph-rsid="00cc29db"/>
    </style:style>
    <style:style style:name="P55" style:family="paragraph" style:parent-style-name="Table_20_Contents">
      <style:text-properties officeooo:paragraph-rsid="01262962"/>
    </style:style>
    <style:style style:name="P56" style:family="paragraph" style:parent-style-name="Table_20_Contents">
      <style:text-properties officeooo:paragraph-rsid="0127770a"/>
    </style:style>
    <style:style style:name="P57" style:family="paragraph" style:parent-style-name="Table_20_Contents">
      <style:text-properties officeooo:paragraph-rsid="012a02c9"/>
    </style:style>
    <style:style style:name="P58" style:family="paragraph" style:parent-style-name="Table_20_Contents">
      <style:text-properties officeooo:paragraph-rsid="012d6f0c"/>
    </style:style>
    <style:style style:name="P59" style:family="paragraph" style:parent-style-name="Table_20_Contents">
      <style:text-properties officeooo:paragraph-rsid="014029c5"/>
    </style:style>
    <style:style style:name="P60" style:family="paragraph" style:parent-style-name="Table_20_Contents">
      <style:text-properties officeooo:paragraph-rsid="0143be77"/>
    </style:style>
    <style:style style:name="P61" style:family="paragraph" style:parent-style-name="Table_20_Contents">
      <style:text-properties officeooo:paragraph-rsid="01455b6e"/>
    </style:style>
    <style:style style:name="P62" style:family="paragraph" style:parent-style-name="Table_20_Contents">
      <style:text-properties officeooo:paragraph-rsid="01536d5b"/>
    </style:style>
    <style:style style:name="P63" style:family="paragraph" style:parent-style-name="Table_20_Contents">
      <style:text-properties officeooo:paragraph-rsid="0156ef0e"/>
    </style:style>
    <style:style style:name="P64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65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66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67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color="#000000" loext:opacity="100%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loext:opacity="100%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loext:opacity="100%" style:font-name="Courier New" fo:font-size="10pt" fo:language="zxx" fo:country="none" officeooo:rsid="00ba71ac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officeooo:rsid="0108f4cf" style:font-size-asian="10pt" style:language-asian="zxx" style:country-asian="none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0a9080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5e20ed" style:font-size-asian="10pt" style:language-asian="zxx" style:country-asian="none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0c654f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0cc29db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0e67b40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1262962" style:font-size-asian="10pt" style:language-asian="zxx" style:country-asian="none" style:font-name-complex="Courier New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38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39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40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41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42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43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44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6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8" style:family="text">
      <style:text-properties fo:color="#000000" loext:opacity="100%" style:font-name="Courier New" fo:font-size="10pt" fo:language="zxx" fo:country="none" fo:font-style="italic" officeooo:rsid="00e67b4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9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0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2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3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4" style:family="text">
      <style:text-properties fo:color="#000000" loext:opacity="100%" style:font-name="Courier New" fo:font-size="10pt" fo:language="zxx" fo:country="none" fo:font-style="italic" officeooo:rsid="01536d5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5" style:family="text">
      <style:text-properties fo:color="#000000" loext:opacity="100%" style:font-name="Courier New" fo:font-size="10pt" fo:language="zxx" fo:country="none" fo:font-style="italic" officeooo:rsid="0156ef0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6" style:family="text">
      <style:text-properties fo:color="#000000" loext:opacity="100%" style:font-name="Courier New" fo:font-size="10pt" fo:language="zxx" fo:country="none" fo:font-style="italic" officeooo:rsid="01594dab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7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59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0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1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62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3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4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65" style:family="text">
      <style:text-properties fo:color="#000000" loext:opacity="100%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7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officeooo:rsid="00e59e6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1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3" style:family="text">
      <style:text-properties fo:color="#000000" loext:opacity="100%" style:font-name="Courier New" fo:font-size="10pt" fo:language="zxx" fo:country="none" officeooo:rsid="011c26d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1e020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11ff39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13119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1594da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15ce97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6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87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88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89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90" style:family="text">
      <style:text-properties fo:color="#000000" loext:opacity="100%" style:font-name="Courier New" fo:language="zxx" fo:country="none" officeooo:rsid="00328622" style:language-asian="zxx" style:country-asian="none" style:language-complex="zxx" style:country-complex="none"/>
    </style:style>
    <style:style style:name="T91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92" style:family="text">
      <style:text-properties fo:color="#000000" loext:opacity="100%" style:font-name="Courier New" fo:language="zxx" fo:country="none" officeooo:rsid="00c55780" style:language-asian="zxx" style:country-asian="none" style:language-complex="zxx" style:country-complex="none"/>
    </style:style>
    <style:style style:name="T93" style:family="text">
      <style:text-properties fo:color="#000000" loext:opacity="100%" style:font-name="Courier New" fo:language="zxx" fo:country="none" officeooo:rsid="015de26c" style:language-asian="zxx" style:country-asian="none" style:language-complex="zxx" style:country-complex="none"/>
    </style:style>
    <style:style style:name="T94" style:family="text">
      <style:text-properties fo:color="#000000" loext:opacity="100%" style:font-name="Courier New" fo:language="zxx" fo:country="none" officeooo:rsid="015f83d7" style:language-asian="zxx" style:country-asian="none" style:language-complex="zxx" style:country-complex="none"/>
    </style:style>
    <style:style style:name="T95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96" style:family="text">
      <style:text-properties fo:color="#000000" loext:opacity="100%" style:font-name="Courier New" fo:language="zxx" fo:country="none" fo:font-style="normal" officeooo:rsid="00d6864d" style:language-asian="zxx" style:country-asian="none" style:font-style-asian="normal" style:language-complex="zxx" style:country-complex="none" style:font-style-complex="normal"/>
    </style:style>
    <style:style style:name="T97" style:family="text">
      <style:text-properties fo:color="#000000" loext:opacity="100%" style:font-name="Courier New" fo:language="zxx" fo:country="none" fo:font-style="normal" officeooo:rsid="00d8a1db" style:language-asian="zxx" style:country-asian="none" style:font-style-asian="normal" style:language-complex="zxx" style:country-complex="none" style:font-style-complex="normal"/>
    </style:style>
    <style:style style:name="T98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99" style:family="text">
      <style:text-properties fo:color="#000000" loext:opacity="100%" style:font-name="Courier New" fo:language="zxx" fo:country="none" fo:font-style="normal" officeooo:rsid="015de26c" style:font-name-asian="NSimSun" style:language-asian="zxx" style:country-asian="none" style:font-style-asian="normal" style:font-name-complex="Liberation Mono" style:language-complex="zxx" style:country-complex="none" style:font-style-complex="normal"/>
    </style:style>
    <style:style style:name="T100" style:family="text">
      <style:text-properties fo:color="#000000" loext:opacity="100%" style:font-name="Courier New" fo:language="zxx" fo:country="none" fo:font-style="normal" officeooo:rsid="0165e37d" style:font-name-asian="NSimSun" style:language-asian="zxx" style:country-asian="none" style:font-style-asian="normal" style:font-name-complex="Liberation Mono" style:language-complex="zxx" style:country-complex="none" style:font-style-complex="normal"/>
    </style:style>
    <style:style style:name="T10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102" style:family="text">
      <style:text-properties fo:color="#000000" loext:opacity="100%" fo:font-size="14pt" fo:language="zxx" fo:country="none" officeooo:rsid="00e3fd24" style:font-size-asian="14pt" style:language-asian="zxx" style:country-asian="none" style:font-size-complex="14pt" style:language-complex="zxx" style:country-complex="none"/>
    </style:style>
    <style:style style:name="T10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104" style:family="text">
      <style:text-properties fo:color="#000000" loext:opacity="100%" fo:font-size="14pt" fo:language="zxx" fo:country="none" officeooo:rsid="015bf1e7" style:font-size-asian="14pt" style:language-asian="zxx" style:country-asian="none" style:font-size-complex="14pt" style:language-complex="zxx" style:country-complex="none"/>
    </style:style>
    <style:style style:name="T105" style:family="text">
      <style:text-properties fo:color="#000000" loext:opacity="100%" fo:font-size="14pt" fo:language="zxx" fo:country="none" officeooo:rsid="0163ef17" style:font-size-asian="14pt" style:language-asian="zxx" style:country-asian="none" style:font-size-complex="14pt" style:language-complex="zxx" style:country-complex="none"/>
    </style:style>
    <style:style style:name="T10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7" style:family="text">
      <style:text-properties officeooo:rsid="00c776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pan text:style-name="Default_20_Paragraph_20_Font"><text:span text:style-name="T101">Celestra cheatsheet – v</text:span></text:span><text:span text:style-name="Default_20_Paragraph_20_Font"><text:span text:style-name="T103">4</text:span></text:span><text:span text:style-name="Default_20_Paragraph_20_Font"><text:span text:style-name="T102">.</text:span></text:span><text:span text:style-name="Default_20_Paragraph_20_Font"><text:span text:style-name="T104">4</text:span></text:span><text:span text:style-name="Default_20_Paragraph_20_Font"><text:span text:style-name="T103">.</text:span></text:span><text:span text:style-name="Default_20_Paragraph_20_Font"><text:span text:style-name="T105">2</text:span></text:span><text:span text:style-name="Default_20_Paragraph_20_Font"><text:span text:style-name="T101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106">The </text:span></text:span><text:span text:style-name="Default_20_Paragraph_20_Font"><text:span text:style-name="T57"><text:s/>celestra </text:span></text:span><text:span text:style-name="Default_20_Paragraph_20_Font"><text:span text:style-name="T106"><text:s/>and/or the </text:span></text:span><text:span text:style-name="Default_20_Paragraph_20_Font"><text:span text:style-name="T57"><text:s/>_ </text:span></text:span><text:span text:style-name="Default_20_Paragraph_20_Font"><text:span text:style-name="T106"><text:s/>objects contain these functions, except the polyfills. Example: </text:span></text:span><text:span text:style-name="Default_20_Paragraph_20_Font"><text:span text:style-name="T57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865558757776">
          <table:table-cell table:style-name="Table1.A1" office:value-type="string">
            <text:p text:style-name="P33">Core API</text:p>
          </table:table-cell>
          <table:table-cell table:style-name="Table1.A1" office:value-type="string">
            <text:p text:style-name="P34">DOM</text:p>
          </table:table-cell>
          <table:table-cell table:style-name="Table1.C1" office:value-type="string">
            <text:p text:style-name="P16"><text:span text:style-name="Source_20_Text"><text:span text:style-name="T3">Type checking</text:span></text:span></text:p>
          </table:table-cell>
        </table:table-row>
        <table:table-row table:style-name="TableLine1865558743632">
          <table:table-cell table:style-name="Table1.A2" office:value-type="string">
            <text:p text:style-name="P63"><text:span text:style-name="Source_20_Text"><text:span text:style-name="T40">signbit(&lt;value&gt;);</text:span></text:span></text:p>
            <text:p text:style-name="P36"><text:span text:style-name="Source_20_Text"><text:span text:style-name="T22">delay(&lt;ms&gt;).then(&lt;callback&gt;);</text:span></text:span></text:p>
            <text:p text:style-name="P36"><text:span text:style-name="Source_20_Text"><text:span text:style-name="T22">inherit(&lt;subclass&gt;,&lt;superclass&gt;);</text:span></text:span></text:p>
            <text:p text:style-name="P36"><text:span text:style-name="Source_20_Text"><text:span text:style-name="T22">randomInt([max] </text:span></text:span><text:span text:style-name="Source_20_Text"><text:span text:style-name="T45">or</text:span></text:span><text:span text:style-name="Source_20_Text"><text:span text:style-name="T22"> &lt;min&gt;,&lt;max&gt;);</text:span></text:span></text:p>
            <text:p text:style-name="P36"><text:span text:style-name="Source_20_Text"><text:span text:style-name="T22">randomFloat([max] </text:span></text:span><text:span text:style-name="Source_20_Text"><text:span text:style-name="T45">or</text:span></text:span><text:span text:style-name="Source_20_Text"><text:span text:style-name="T22"> &lt;min&gt;,&lt;max&gt;);</text:span></text:span></text:p>
            <text:p text:style-name="P36"><text:span text:style-name="Source_20_Text"><text:span text:style-name="T22">randomBoolean</text:span></text:span><text:span text:style-name="Source_20_Text"><text:span text:style-name="T43">();</text:span></text:span></text:p>
            <text:p text:style-name="P39"><text:span text:style-name="Source_20_Text"><text:span text:style-name="T22">randomString([length[,specChar]]);</text:span></text:span></text:p>
            <text:p text:style-name="P44"><text:span text:style-name="Source_20_Text"><text:span text:style-name="T22">b64Encode(&lt;string&gt;);, b64Decode(&lt;</text:span></text:span><text:span text:style-name="Source_20_Text"><text:span text:style-name="T67">str</text:span></text:span><text:span text:style-name="Source_20_Text"><text:span text:style-name="T22">&gt;);</text:span></text:span></text:p>
            <text:p text:style-name="P36"><text:span text:style-name="Source_20_Text"><text:span text:style-name="T22">javaHash(&lt;data&gt;[,hexa]);</text:span></text:span></text:p>
            <text:p text:style-name="P36"><text:span text:style-name="Source_20_Text"><text:span text:style-name="T22">getUrlVars([str=location.search]);</text:span></text:span></text:p>
            <text:p text:style-name="P36"><text:span text:style-name="Source_20_Text"><text:span text:style-name="T22">obj2string(&lt;object&gt;);</text:span></text:span></text:p>
            <text:p text:style-name="P36"><text:span text:style-name="Source_20_Text"><text:span text:style-name="T22">getType(&lt;variable&gt;[,type]);</text:span></text:span></text:p>
            <text:p text:style-name="P36"><text:span text:style-name="Source_20_Text"><text:span text:style-name="T22">extend([deep,]&lt;target&gt;,&lt;source1&gt;[,srcN]);</text:span></text:span></text:p>
            <text:p text:style-name="P36"><text:span text:style-name="Source_20_Text"><text:span text:style-name="T22">deepAssign(&lt;target&gt;,&lt;source1&gt;[,srcN]);</text:span></text:span></text:p>
            <text:p text:style-name="P61"><text:span text:style-name="Source_20_Text"><text:span text:style-name="T22">sizeIn(&lt;</text:span></text:span><text:span text:style-name="Source_20_Text"><text:span text:style-name="T83">obj</text:span></text:span><text:span text:style-name="Source_20_Text"><text:span text:style-name="T22">&gt;); </text:span></text:span><text:span text:style-name="Source_20_Text"><text:span text:style-name="T56">and</text:span></text:span><text:span text:style-name="Source_20_Text"><text:span text:style-name="T41"> </text:span></text:span><text:span text:style-name="Source_20_Text"><text:span text:style-name="T22">forIn(&lt;</text:span></text:span><text:span text:style-name="Source_20_Text"><text:span text:style-name="T83">obj</text:span></text:span><text:span text:style-name="Source_20_Text"><text:span text:style-name="T22">&gt;,&lt;</text:span></text:span><text:span text:style-name="Source_20_Text"><text:span text:style-name="T83">cb</text:span></text:span><text:span text:style-name="Source_20_Text"><text:span text:style-name="T22">&gt;);</text:span></text:span></text:p>
            <text:p text:style-name="P60"><text:span text:style-name="Source_20_Text"><text:span text:style-name="T22">f</text:span></text:span><text:span text:style-name="Source_20_Text"><text:span text:style-name="T38">ilter</text:span></text:span><text:span text:style-name="Source_20_Text"><text:span text:style-name="T22">In(&lt;object&gt;,&lt;callback&gt;);</text:span></text:span></text:p>
            <text:p text:style-name="P60"><text:span text:style-name="Source_20_Text"><text:span text:style-name="T22">popIn(&lt;object&gt;,&lt;property&gt;);</text:span></text:span></text:p>
            <text:p text:style-name="P36"><text:span text:style-name="Source_20_Text"><text:span text:style-name="T22">strCapitalize(&lt;string&gt;);</text:span></text:span></text:p>
            <text:p text:style-name="P36"><text:span text:style-name="Source_20_Text"><text:span text:style-name="T22">strUpFirst(&lt;</text:span></text:span><text:span text:style-name="Source_20_Text"><text:span text:style-name="T84">str</text:span></text:span><text:span text:style-name="Source_20_Text"><text:span text:style-name="T22">&gt;);, strDownFirst(&lt;</text:span></text:span><text:span text:style-name="Source_20_Text"><text:span text:style-name="T84">str</text:span></text:span><text:span text:style-name="Source_20_Text"><text:span text:style-name="T22">&gt;);</text:span></text:span></text:p>
            <text:p text:style-name="P36"><text:span text:style-name="Source_20_Text"><text:span text:style-name="T22">str</text:span></text:span><text:span text:style-name="Source_20_Text"><text:span text:style-name="T42">HTML</text:span></text:span><text:span text:style-name="Source_20_Text"><text:span text:style-name="T22">RemoveTags(&lt;string&gt;);</text:span></text:span></text:p>
            <text:p text:style-name="P36"><text:span text:style-name="Source_20_Text"><text:span text:style-name="T22">strHTMLEscape(&lt;string&gt;);</text:span></text:span></text:p>
            <text:p text:style-name="P36"><text:span text:style-name="Source_20_Text"><text:span text:style-name="T22">strHTML</text:span></text:span><text:span text:style-name="Source_20_Text"><text:span text:style-name="T41">Un</text:span></text:span><text:span text:style-name="Source_20_Text"><text:span text:style-name="T22">Escape(&lt;string&gt;);</text:span></text:span></text:p>
            <text:p text:style-name="P36"><text:span text:style-name="Source_20_Text"><text:span text:style-name="T22">strReverse(&lt;string&gt;);</text:span></text:span></text:p>
            <text:p text:style-name="P36"><text:span text:style-name="Source_20_Text"><text:span text:style-name="T22">strCodePoints(&lt;string&gt;);</text:span></text:span></text:p>
            <text:p text:style-name="P36"><text:span text:style-name="Source_20_Text"><text:span text:style-name="T22">strFromCodePoints(&lt;</text:span></text:span><text:span text:style-name="Source_20_Text"><text:span text:style-name="T29">collection</text:span></text:span><text:span text:style-name="Source_20_Text"><text:span text:style-name="T22">&gt;);</text:span></text:span></text:p>
            <text:p text:style-name="P36"><text:span text:style-name="Source_20_Text"><text:span text:style-name="T22">strAt(&lt;string&gt;,&lt;</text:span></text:span><text:span text:style-name="Source_20_Text"><text:span text:style-name="T80">index</text:span></text:span><text:span text:style-name="Source_20_Text"><text:span text:style-name="T22">&gt;);</text:span></text:span></text:p>
            <text:p text:style-name="P36"><text:span text:style-name="Source_20_Text"><text:span text:style-name="T22">toFunction(&lt;</text:span></text:span><text:span text:style-name="Source_20_Text"><text:span text:style-name="T83">fn</text:span></text:span><text:span text:style-name="Source_20_Text"><text:span text:style-name="T22">&gt;);, bind(&lt;</text:span></text:span><text:span text:style-name="Source_20_Text"><text:span text:style-name="T83">fn</text:span></text:span><text:span text:style-name="Source_20_Text"><text:span text:style-name="T22">&gt;,&lt;context&gt;);</text:span></text:span></text:p>
            <text:p text:style-name="P56"><text:span text:style-name="Source_20_Text"><text:span text:style-name="T22">constant(&lt;value&gt;); </text:span></text:span><text:span text:style-name="Source_20_Text"><text:span text:style-name="T55">and</text:span></text:span><text:span text:style-name="Source_20_Text"><text:span text:style-name="T40"> </text:span></text:span><text:span text:style-name="Source_20_Text"><text:span text:style-name="T62">identity(&lt;value&gt;);</text:span></text:span></text:p>
            <text:p text:style-name="P59"><text:span text:style-name="Source_20_Text"><text:span text:style-name="T22">noop(); </text:span></text:span><text:span text:style-name="Source_20_Text"><text:span text:style-name="T52">and</text:span></text:span><text:span text:style-name="Source_20_Text"><text:span text:style-name="T37"> </text:span></text:span><text:span text:style-name="Source_20_Text"><text:span text:style-name="T22">T(); </text:span></text:span><text:span text:style-name="Source_20_Text"><text:span text:style-name="T51">and</text:span></text:span><text:span text:style-name="Source_20_Text"><text:span text:style-name="T36"> </text:span></text:span><text:span text:style-name="Source_20_Text"><text:span text:style-name="T22">F();</text:span></text:span></text:p>
            <text:p text:style-name="P41"><text:span text:style-name="Source_20_Text"><text:span text:style-name="T22">assertEq(&lt;msg&gt;,&lt;</text:span></text:span><text:span text:style-name="Source_20_Text"><text:span text:style-name="T79">v1</text:span></text:span><text:span text:style-name="Source_20_Text"><text:span text:style-name="T22">&gt;,&lt;</text:span></text:span><text:span text:style-name="Source_20_Text"><text:span text:style-name="T79">v2</text:span></text:span><text:span text:style-name="Source_20_Text"><text:span text:style-name="T22">&gt;[,strict=true]);</text:span></text:span></text:p>
            <text:p text:style-name="P41"><text:span text:style-name="Source_20_Text"><text:span text:style-name="T22">assertNotEq(&lt;m&gt;,&lt;</text:span></text:span><text:span text:style-name="Source_20_Text"><text:span text:style-name="T79">v1</text:span></text:span><text:span text:style-name="Source_20_Text"><text:span text:style-name="T22">&gt;,&lt;</text:span></text:span><text:span text:style-name="Source_20_Text"><text:span text:style-name="T79">v2</text:span></text:span><text:span text:style-name="Source_20_Text"><text:span text:style-name="T22">&gt;[,strict=true]);</text:span></text:span></text:p>
            <text:p text:style-name="P41"><text:span text:style-name="Source_20_Text"><text:span text:style-name="T22">assertTrue(&lt;msg&gt;,&lt;value&gt;);</text:span></text:span></text:p>
            <text:p text:style-name="P41"><text:span text:style-name="Source_20_Text"><text:span text:style-name="T22">assertFalse(&lt;msg&gt;,&lt;value&gt;);</text:span></text:span></text:p>
            <text:p text:style-name="P56"><text:span text:style-name="Source_20_Text"><text:span text:style-name="T22">noConflict(); </text:span></text:span><text:span text:style-name="Source_20_Text"><text:span text:style-name="T53">and</text:span></text:span><text:span text:style-name="Source_20_Text"><text:span text:style-name="T38"> </text:span></text:span><text:span text:style-name="Source_20_Text"><text:span text:style-name="T22">VERSION;</text:span></text:span></text:p>
          </table:table-cell>
          <table:table-cell table:style-name="Table1.B2" office:value-type="string">
            <text:p text:style-name="P36"><text:span text:style-name="Source_20_Text"><text:span text:style-name="T22">qsa(&lt;selector&gt;[,context]).forEach(&lt;</text:span></text:span><text:span text:style-name="Source_20_Text"><text:span text:style-name="T69">cb</text:span></text:span><text:span text:style-name="Source_20_Text"><text:span text:style-name="T22">&gt;);</text:span></text:span></text:p>
            <text:p text:style-name="P36"><text:span text:style-name="Source_20_Text"><text:span text:style-name="T22">qs(&lt;selector&gt;[,context]);</text:span></text:span></text:p>
            <text:p text:style-name="P36"><text:span text:style-name="Source_20_Text"><text:span text:style-name="T22">domReady(&lt;</text:span></text:span><text:span text:style-name="Source_20_Text"><text:span text:style-name="T69">callback</text:span></text:span><text:span text:style-name="Source_20_Text"><text:span text:style-name="T22">&gt;);</text:span></text:span></text:p>
            <text:p text:style-name="P36"><text:span text:style-name="Source_20_Text"><text:span text:style-name="T22">domCreate(&lt;type&gt;[,properties[,innerHTML]]);</text:span></text:span></text:p>
            <text:p text:style-name="P36"><text:span text:style-name="Source_20_Text"><text:span text:style-name="T22">domCreate(&lt;</text:span></text:span><text:bookmark text:name="result_box"/><text:span text:style-name="Source_20_Text"><text:span text:style-name="T22">element descriptive object&gt;);</text:span></text:span></text:p>
            <text:p text:style-name="P36"><text:span text:style-name="Source_20_Text"><text:span text:style-name="T22">domToElement(&lt;</text:span></text:span><text:bookmark text:name="result_box1"/><text:span text:style-name="Source_20_Text"><text:span text:style-name="T22">htmlString&gt;);</text:span></text:span></text:p>
            <text:p text:style-name="P42"><text:span text:style-name="Source_20_Text"><text:span text:style-name="T22">domGetCSS(&lt;element&gt;</text:span></text:span><text:span text:style-name="Source_20_Text"><text:span text:style-name="T28">[</text:span></text:span><text:span text:style-name="Source_20_Text"><text:span text:style-name="T22">,property</text:span></text:span><text:span text:style-name="Source_20_Text"><text:span text:style-name="T63">]</text:span></text:span><text:span text:style-name="Source_20_Text"><text:span text:style-name="T22">);</text:span></text:span></text:p>
            <text:p text:style-name="P36"><text:span text:style-name="Source_20_Text"><text:span text:style-name="T22">domSetCSS(&lt;element&gt;,&lt;property&gt;,&lt;value&gt;);</text:span></text:span></text:p>
            <text:p text:style-name="P36"><text:span text:style-name="Source_20_Text"><text:span text:style-name="T22">domSetCSS(&lt;element&gt;,&lt;properties&gt;);</text:span></text:span></text:p>
            <text:p text:style-name="P36"><text:span text:style-name="Source_20_Text"><text:span text:style-name="T22">domFadeIn(&lt;element&gt;[,duration[,display]]);</text:span></text:span></text:p>
            <text:p text:style-name="P36"><text:span text:style-name="Source_20_Text"><text:span text:style-name="T22">domFadeOut(&lt;element&gt;[,duration]);</text:span></text:span></text:p>
            <text:p text:style-name="P36"><text:span text:style-name="Source_20_Text"><text:span text:style-name="T22">domFadeToggle(&lt;elem.&gt;[,duration[,display]]);</text:span></text:span></text:p>
            <text:p text:style-name="P56"><text:span text:style-name="Source_20_Text"><text:span text:style-name="T22">domShow(&lt;element&gt;[,display]);</text:span></text:span></text:p>
            <text:p text:style-name="P56"><text:span text:style-name="Source_20_Text"><text:span text:style-name="T22">domHide(&lt;</text:span></text:span><text:span text:style-name="Source_20_Text"><text:span text:style-name="T67">el</text:span></text:span><text:span text:style-name="Source_20_Text"><text:span text:style-name="T81">ement</text:span></text:span><text:span text:style-name="Source_20_Text"><text:span text:style-name="T22">&gt;);</text:span></text:span></text:p>
            <text:p text:style-name="P36"><text:span text:style-name="Source_20_Text"><text:span text:style-name="T22">domToggle(&lt;element&gt;[,display]);</text:span></text:span></text:p>
            <text:p text:style-name="P36"><text:span text:style-name="Source_20_Text"><text:span text:style-name="T22">domIsHidden(&lt;element&gt;);</text:span></text:span></text:p>
            <text:p text:style-name="P36"><text:span text:style-name="Source_20_Text"><text:span text:style-name="T22">domSiblings(&lt;element&gt;);</text:span></text:span></text:p>
            <text:p text:style-name="P36"><text:span text:style-name="Source_20_Text"><text:span text:style-name="T22">domSiblingsPrev(&lt;element&gt;);</text:span></text:span></text:p>
            <text:p text:style-name="P62"><text:span text:style-name="Source_20_Text"><text:span text:style-name="T22">domSiblings</text:span></text:span><text:span text:style-name="Source_20_Text"><text:span text:style-name="T39">Left</text:span></text:span><text:span text:style-name="Source_20_Text"><text:span text:style-name="T22">(&lt;element&gt;);</text:span></text:span></text:p>
            <text:p text:style-name="P36"><text:span text:style-name="Source_20_Text"><text:span text:style-name="T22">domSiblingsNext(&lt;element&gt;);</text:span></text:span></text:p>
            <text:p text:style-name="P62"><text:span text:style-name="Source_20_Text"><text:span text:style-name="T22">domSiblings</text:span></text:span><text:span text:style-name="Source_20_Text"><text:span text:style-name="T39">Right</text:span></text:span><text:span text:style-name="Source_20_Text"><text:span text:style-name="T22">(&lt;element&gt;);</text:span></text:span></text:p>
            <text:p text:style-name="P37"><text:span text:style-name="Source_20_Text"><text:span text:style-name="T24">domGetC</text:span></text:span><text:span text:style-name="Source_20_Text"><text:span text:style-name="T25">SS</text:span></text:span><text:span text:style-name="Source_20_Text"><text:span text:style-name="T24">Var(&lt;name&gt;);</text:span></text:span></text:p>
            <text:p text:style-name="P36"><text:span text:style-name="Source_20_Text"><text:span text:style-name="T22">domSetC</text:span></text:span><text:span text:style-name="Source_20_Text"><text:span text:style-name="T25">SS</text:span></text:span><text:span text:style-name="Source_20_Text"><text:span text:style-name="T22">Var(</text:span></text:span><text:span text:style-name="Source_20_Text"><text:span text:style-name="T24">&lt;</text:span></text:span><text:span text:style-name="Source_20_Text"><text:span text:style-name="T22">n</text:span></text:span><text:span text:style-name="Source_20_Text"><text:span text:style-name="T24">ame&gt;</text:span></text:span><text:span text:style-name="Source_20_Text"><text:span text:style-name="T22">,</text:span></text:span><text:span text:style-name="Source_20_Text"><text:span text:style-name="T24">&lt;</text:span></text:span><text:span text:style-name="Source_20_Text"><text:span text:style-name="T22">v</text:span></text:span><text:span text:style-name="Source_20_Text"><text:span text:style-name="T24">alue&gt;</text:span></text:span><text:span text:style-name="Source_20_Text"><text:span text:style-name="T22">);</text:span></text:span></text:p>
            <text:p text:style-name="P36"><text:span text:style-name="Source_20_Text"><text:span text:style-name="T22">importScript(&lt;url&gt;[,success]);</text:span></text:span></text:p>
            <text:p text:style-name="P36"><text:span text:style-name="Source_20_Text"><text:span text:style-name="T22">importScripts(&lt;scripts&gt;</text:span></text:span><text:span text:style-name="Source_20_Text"><text:span text:style-name="T45"> or </text:span></text:span><text:span text:style-name="Source_20_Text"><text:span text:style-name="T22">&lt;script1&gt;[,scN]);</text:span></text:span></text:p>
            <text:p text:style-name="P36"><text:span text:style-name="Source_20_Text"><text:span text:style-name="T22">importStyle(&lt;href&gt;[,success]);</text:span></text:span></text:p>
            <text:p text:style-name="P36"><text:span text:style-name="Source_20_Text"><text:span text:style-name="T22">importStyles(&lt;styles&gt;</text:span></text:span><text:span text:style-name="Source_20_Text"><text:span text:style-name="T45"> or </text:span></text:span><text:span text:style-name="Source_20_Text"><text:span text:style-name="T22">&lt;style1&gt;[,styleN]);</text:span></text:span></text:p>
            <text:p text:style-name="P36"><text:span text:style-name="Source_20_Text"><text:span text:style-name="T22">setFullscreenOn(&lt;selector&gt; </text:span></text:span><text:span text:style-name="Source_20_Text"><text:span text:style-name="T45">or</text:span></text:span><text:span text:style-name="Source_20_Text"><text:span text:style-name="T22"> &lt;element&gt;);</text:span></text:span></text:p>
            <text:p text:style-name="P56"><text:span text:style-name="Source_20_Text"><text:span text:style-name="T22">setFullscreenOff();</text:span></text:span></text:p>
            <text:p text:style-name="P56"><text:span text:style-name="Source_20_Text"><text:span text:style-name="T22">getFullscreen();</text:span></text:span></text:p>
            <text:p text:style-name="P56"><text:span text:style-name="Source_20_Text"><text:span text:style-name="T22">form2array(&lt;form&gt;); </text:span></text:span><text:span text:style-name="Source_20_Text"><text:span text:style-name="T54">and</text:span></text:span><text:span text:style-name="Source_20_Text"><text:span text:style-name="T39"> </text:span></text:span><text:span text:style-name="Source_20_Text"><text:span text:style-name="T22">form2string(&lt;form&gt;);</text:span></text:span></text:p>
            <text:p text:style-name="P36"><text:span text:style-name="Source_20_Text"><text:span text:style-name="T22">getDoNotTrack();</text:span></text:span></text:p>
            <text:p text:style-name="P36"><text:span text:style-name="Source_20_Text"><text:span text:style-name="T22">getLocation(&lt;success&gt;[,error]);</text:span></text:span></text:p>
            <text:p text:style-name="P36"><text:span text:style-name="Source_20_Text"><text:span text:style-name="T22">createFile(&lt;filename&gt;,&lt;content&gt;[,dType]);</text:span></text:span></text:p>
          </table:table-cell>
          <table:table-cell table:style-name="Table1.C2" office:value-type="string">
            <text:p text:style-name="P45"><text:span text:style-name="Source_20_Text"><text:span text:style-name="T22">isMap(&lt;</text:span></text:span><text:span text:style-name="Source_20_Text"><text:span text:style-name="T66">v</text:span></text:span><text:span text:style-name="Source_20_Text"><text:span text:style-name="T82">alue</text:span></text:span><text:span text:style-name="Source_20_Text"><text:span text:style-name="T22">&gt;);</text:span></text:span><text:span text:style-name="Source_20_Text"><text:span text:style-name="T45"> </text:span></text:span><text:span text:style-name="Source_20_Text"><text:span text:style-name="T46">and</text:span></text:span><text:span text:style-name="Source_20_Text"><text:span text:style-name="T45"> </text:span></text:span><text:span text:style-name="Source_20_Text"><text:span text:style-name="T22">isWeakMap(&lt;</text:span></text:span><text:span text:style-name="Source_20_Text"><text:span text:style-name="T66">v</text:span></text:span><text:span text:style-name="Source_20_Text"><text:span text:style-name="T22">&gt;);</text:span></text:span></text:p>
            <text:p text:style-name="P45"><text:span text:style-name="Source_20_Text"><text:span text:style-name="T22">isSet(&lt;</text:span></text:span><text:span text:style-name="Source_20_Text"><text:span text:style-name="T66">v</text:span></text:span><text:span text:style-name="Source_20_Text"><text:span text:style-name="T82">alue</text:span></text:span><text:span text:style-name="Source_20_Text"><text:span text:style-name="T22">&gt;);</text:span></text:span><text:span text:style-name="Source_20_Text"><text:span text:style-name="T45"> </text:span></text:span><text:span text:style-name="Source_20_Text"><text:span text:style-name="T46">and</text:span></text:span><text:span text:style-name="Source_20_Text"><text:span text:style-name="T45"> </text:span></text:span><text:span text:style-name="Source_20_Text"><text:span text:style-name="T22">isWeakSet(&lt;</text:span></text:span><text:span text:style-name="Source_20_Text"><text:span text:style-name="T66">v</text:span></text:span><text:span text:style-name="Source_20_Text"><text:span text:style-name="T22">&gt;);</text:span></text:span></text:p>
            <text:p text:style-name="P58"><text:span text:style-name="Source_20_Text"><text:span text:style-name="T22">isNumber(&lt;</text:span></text:span><text:span text:style-name="Source_20_Text"><text:span text:style-name="T78">v</text:span></text:span><text:span text:style-name="Source_20_Text"><text:span text:style-name="T22">&gt;); <text:s/></text:span></text:span><text:span text:style-name="Source_20_Text"><text:span text:style-name="T50">and</text:span></text:span><text:span text:style-name="Source_20_Text"><text:span text:style-name="T22"> isNumeric(&lt;</text:span></text:span><text:span text:style-name="Source_20_Text"><text:span text:style-name="T78">v</text:span></text:span><text:span text:style-name="Source_20_Text"><text:span text:style-name="T22">&gt;);</text:span></text:span></text:p>
            <text:p text:style-name="P58"><text:span text:style-name="Source_20_Text"><text:span text:style-name="T22">isFloat(&lt;</text:span></text:span><text:span text:style-name="Source_20_Text"><text:span text:style-name="T78">v</text:span></text:span><text:span text:style-name="Source_20_Text"><text:span text:style-name="T22">&gt;); <text:s text:c="2"/></text:span></text:span><text:span text:style-name="Source_20_Text"><text:span text:style-name="T50">and</text:span></text:span><text:span text:style-name="Source_20_Text"><text:span text:style-name="T35"> </text:span></text:span><text:span text:style-name="Source_20_Text"><text:span text:style-name="T22">isBigInt(&lt;</text:span></text:span><text:span text:style-name="Source_20_Text"><text:span text:style-name="T78">v</text:span></text:span><text:span text:style-name="Source_20_Text"><text:span text:style-name="T22">&gt;);</text:span></text:span></text:p>
            <text:p text:style-name="P40"><text:span text:style-name="Source_20_Text"><text:span text:style-name="T22">isString(&lt;</text:span></text:span><text:span text:style-name="Source_20_Text"><text:span text:style-name="T68">v</text:span></text:span><text:span text:style-name="Source_20_Text"><text:span text:style-name="T22">&gt;); </text:span></text:span><text:span text:style-name="Source_20_Text"><text:span text:style-name="T45"><text:s/></text:span></text:span><text:span text:style-name="Source_20_Text"><text:span text:style-name="T47">and </text:span></text:span><text:span text:style-name="Source_20_Text"><text:span text:style-name="T22">isChar(&lt;</text:span></text:span><text:span text:style-name="Source_20_Text"><text:span text:style-name="T68">v</text:span></text:span><text:span text:style-name="Source_20_Text"><text:span text:style-name="T22">&gt;);</text:span></text:span></text:p>
            <text:p text:style-name="P45"><text:span text:style-name="Source_20_Text"><text:span text:style-name="T22">isDate(&lt;</text:span></text:span><text:span text:style-name="Source_20_Text"><text:span text:style-name="T71">v</text:span></text:span><text:span text:style-name="Source_20_Text"><text:span text:style-name="T22">&gt;); <text:s text:c="3"/></text:span></text:span><text:span text:style-name="Source_20_Text"><text:span text:style-name="T48">and</text:span></text:span><text:span text:style-name="Source_20_Text"><text:span text:style-name="T32"> </text:span></text:span><text:span text:style-name="Source_20_Text"><text:span text:style-name="T22">isError(&lt;</text:span></text:span><text:span text:style-name="Source_20_Text"><text:span text:style-name="T70">v</text:span></text:span><text:span text:style-name="Source_20_Text"><text:span text:style-name="T22">&gt;);</text:span></text:span></text:p>
            <text:p text:style-name="P55"><text:span text:style-name="Source_20_Text"><text:span text:style-name="T22">isRegexp(&lt;</text:span></text:span><text:span text:style-name="Source_20_Text"><text:span text:style-name="T72">v</text:span></text:span><text:span text:style-name="Source_20_Text"><text:span text:style-name="T22">&gt;); <text:s/></text:span></text:span><text:span text:style-name="Source_20_Text"><text:span text:style-name="T49">and</text:span></text:span><text:span text:style-name="Source_20_Text"><text:span text:style-name="T34"> </text:span></text:span><text:span text:style-name="Source_20_Text"><text:span text:style-name="T22">isSymbol(&lt;</text:span></text:span><text:span text:style-name="Source_20_Text"><text:span text:style-name="T72">v</text:span></text:span><text:span text:style-name="Source_20_Text"><text:span text:style-name="T22">&gt;);</text:span></text:span></text:p>
            <text:p text:style-name="P57"><text:span text:style-name="Source_20_Text"><text:span text:style-name="T22">isElement(&lt;</text:span></text:span><text:span text:style-name="Source_20_Text"><text:span text:style-name="T77">v</text:span></text:span><text:span text:style-name="Source_20_Text"><text:span text:style-name="T22">&gt;); </text:span></text:span><text:span text:style-name="Source_20_Text"><text:span text:style-name="T49">and </text:span></text:span><text:span text:style-name="Source_20_Text"><text:span text:style-name="T22">isObject(&lt;</text:span></text:span><text:span text:style-name="Source_20_Text"><text:span text:style-name="T77">v</text:span></text:span><text:span text:style-name="Source_20_Text"><text:span text:style-name="T22">&gt;);</text:span></text:span></text:p>
            <text:p text:style-name="P57"><text:span text:style-name="Source_20_Text"><text:span text:style-name="T22">isNull(&lt;</text:span></text:span><text:span text:style-name="Source_20_Text"><text:span text:style-name="T74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7"><text:span text:style-name="Source_20_Text"><text:span text:style-name="T22">isUndefined(&lt;</text:span></text:span><text:span text:style-name="Source_20_Text"><text:span text:style-name="T74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5"><text:span text:style-name="Source_20_Text"><text:span text:style-name="T22">isNullOrUndefined(&lt;</text:span></text:span><text:span text:style-name="Source_20_Text"><text:span text:style-name="T73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5"><text:span text:style-name="Source_20_Text"><text:span text:style-name="T22">isNil(&lt;</text:span></text:span><text:span text:style-name="Source_20_Text"><text:span text:style-name="T73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2"><text:span text:style-name="Source_20_Text"><text:span text:style-name="T22">isFunction(&lt;value&gt;);</text:span></text:span></text:p>
            <text:p text:style-name="P57"><text:span text:style-name="Source_20_Text"><text:span text:style-name="T22">isGenerator</text:span></text:span><text:span text:style-name="Source_20_Text"><text:span text:style-name="T27">Fn</text:span></text:span><text:span text:style-name="Source_20_Text"><text:span text:style-name="T22">(&lt;</text:span></text:span><text:span text:style-name="Source_20_Text"><text:span text:style-name="T75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7"><text:span text:style-name="Source_20_Text"><text:span text:style-name="T22">isAsync</text:span></text:span><text:span text:style-name="Source_20_Text"><text:span text:style-name="T26">Fn</text:span></text:span><text:span text:style-name="Source_20_Text"><text:span text:style-name="T22">(&lt;</text:span></text:span><text:span text:style-name="Source_20_Text"><text:span text:style-name="T75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53"><text:span text:style-name="Source_20_Text"><text:span text:style-name="T22">isDataView(&lt;value&gt;);</text:span></text:span></text:p>
            <text:p text:style-name="P57"><text:span text:style-name="Source_20_Text"><text:span text:style-name="T22">isBoolean(&lt;</text:span></text:span><text:span text:style-name="Source_20_Text"><text:span text:style-name="T76">v</text:span></text:span><text:span text:style-name="Source_20_Text"><text:span text:style-name="T77">alue</text:span></text:span><text:span text:style-name="Source_20_Text"><text:span text:style-name="T22">&gt;);</text:span></text:span></text:p>
            <text:p text:style-name="P38"><text:span text:style-name="Source_20_Text"><text:span text:style-name="T22">isArraylike(&lt;value&gt;);</text:span></text:span></text:p>
            <text:p text:style-name="Table_20_Contents"><text:span text:style-name="Source_20_Text"><text:span text:style-name="T22">isTypedArray(&lt;value&gt;);</text:span></text:span></text:p>
            <text:p text:style-name="Table_20_Contents"><text:span text:style-name="Source_20_Text"><text:span text:style-name="T22">isArrayBuffer(&lt;value&gt;);</text:span></text:span></text:p>
            <text:p text:style-name="Table_20_Contents"><text:span text:style-name="Source_20_Text"><text:span text:style-name="T22">isPrimitive(&lt;value&gt;);</text:span></text:span></text:p>
            <text:p text:style-name="P58"><text:span text:style-name="Source_20_Text"><text:span text:style-name="T22">isIterator(&lt;</text:span></text:span><text:span text:style-name="Source_20_Text"><text:span text:style-name="T78">value</text:span></text:span><text:span text:style-name="Source_20_Text"><text:span text:style-name="T22">&gt;);</text:span></text:span></text:p>
            <text:p text:style-name="P58"><text:span text:style-name="Source_20_Text"><text:span text:style-name="T22">isIterable(&lt;</text:span></text:span><text:span text:style-name="Source_20_Text"><text:span text:style-name="T78">value</text:span></text:span><text:span text:style-name="Source_20_Text"><text:span text:style-name="T22">&gt;);</text:span></text:span></text:p>
            <text:p text:style-name="P43"><text:span text:style-name="Source_20_Text"><text:span text:style-name="T22">isPromise(&lt;value&gt;);</text:span></text:span></text:p>
            <text:p text:style-name="P57"><text:span text:style-name="Source_20_Text"><text:span text:style-name="T22">isEmptyObject(&lt;value&gt;);</text:span></text:span></text:p>
            <text:p text:style-name="P57"><text:span text:style-name="Source_20_Text"><text:span text:style-name="T22">isEmptyArray(&lt;value&gt;);</text:span></text:span></text:p>
            <text:p text:style-name="P57"><text:span text:style-name="Source_20_Text"><text:span text:style-name="T22">isEmptyMap(&lt;value&gt;);</text:span></text:span></text:p>
            <text:p text:style-name="P57"><text:span text:style-name="Source_20_Text"><text:span text:style-name="T22">isEmptySet(&lt;value&gt;);</text:span></text:span></text:p>
            <text:p text:style-name="P57"><text:span text:style-name="Source_20_Text"><text:span text:style-name="T22">isEmptyIterator(&lt;value&gt;);</text:span></text:span></text:p>
            <text:p text:style-name="P56"><text:span text:style-name="Source_20_Text"><text:span text:style-name="T22">isSameObject(&lt;object1&gt;,&lt;object2&gt;);</text:span></text:span></text:p>
            <text:p text:style-name="P56"><text:span text:style-name="Source_20_Text"><text:span text:style-name="T22">isSameArray(&lt;array1&gt;,&lt;array2&gt;);</text:span></text:span></text:p>
            <text:p text:style-name="P56"><text:span text:style-name="Source_20_Text"><text:span text:style-name="T22">isSameMap(&lt;map1&gt;,&lt;map2&gt;);</text:span></text:span></text:p>
            <text:p text:style-name="P56"><text:span text:style-name="Source_20_Text"><text:span text:style-name="T22">isSameSet(&lt;set&gt;,&lt;set2&gt;);</text:span></text:span></text:p>
            <text:p text:style-name="P56"><text:span text:style-name="Source_20_Text"><text:span text:style-name="T22">isSameIterator(&lt;iter1&gt;,&lt;iter2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32">AJAX and CORS</text:p>
          </table:table-cell>
          <table:covered-table-cell/>
          <table:covered-table-cell/>
        </table:table-row>
        <table:table-row table:style-name="TableLine1865558749616">
          <table:table-cell table:style-name="Table1.A4" table:number-columns-spanned="3" office:value-type="string">
            <text:p text:style-name="P35"><text:span text:style-name="Source_20_Text"><text:span text:style-name="T22">ajax(&lt;Options obj</text:span></text:span><text:span text:style-name="Source_20_Text"><text:span text:style-name="T23">ect</text:span></text:span><text:span text:style-name="Source_20_Text"><text:span text:style-name="T22">&gt;);, getJson(&lt;url&gt;,&lt;success&gt;);, getText(&lt;url&gt;,&lt;success&gt;);</text:span></text:span></text:p>
            <text:p text:style-name="P35"><text:span text:style-name="Source_20_Text"><text:span text:style-name="T3">Options object properties (* = default value):</text:span></text:span><text:span text:style-name="Source_20_Text"><text:span text:style-name="T22"> url: </text:span></text:span><text:span text:style-name="Source_20_Text"><text:span text:style-name="T45">string</text:span></text:span><text:span text:style-name="Source_20_Text"><text:span text:style-name="T22">, data: </text:span></text:span><text:span text:style-name="Source_20_Text"><text:span text:style-name="T45">string</text:span></text:span><text:span text:style-name="Source_20_Text"><text:span text:style-name="T22">, queryType: </text:span></text:span><text:span text:style-name="Source_20_Text"><text:span text:style-name="T45">*"ajax"/"cors"</text:span></text:span><text:span text:style-name="Source_20_Text"><text:span text:style-name="T22">, type: </text:span></text:span><text:span text:style-name="Source_20_Text"><text:span text:style-name="T45">*"get"/"post"</text:span></text:span><text:span text:style-name="Source_20_Text"><text:span text:style-name="T22">, success: </text:span></text:span><text:span text:style-name="Source_20_Text"><text:span text:style-name="T45">function</text:span></text:span><text:span text:style-name="Source_20_Text"><text:span text:style-name="T22">, error: </text:span></text:span><text:span text:style-name="Source_20_Text"><text:span text:style-name="T45">function</text:span></text:span><text:span text:style-name="Source_20_Text"><text:span text:style-name="T22">, format: </text:span></text:span><text:span text:style-name="Source_20_Text"><text:span text:style-name="T45">*"text"/"json"/"xml"</text:span></text:span><text:span text:style-name="Source_20_Text"><text:span text:style-name="T22">, user: </text:span></text:span><text:span text:style-name="Source_20_Text"><text:span text:style-name="T45">string</text:span></text:span><text:span text:style-name="Source_20_Text"><text:span text:style-name="T22">, password: </text:span></text:span><text:span text:style-name="Source_20_Text"><text:span text:style-name="T45">string</text:span></text:span></text:p>
          </table:table-cell>
          <table:covered-table-cell/>
          <table:covered-table-cell/>
        </table:table-row>
      </table:table>
      <text:p text:style-name="P66"/>
      <text:p text:style-name="P64"><text:soft-pag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2" office:value-type="string">
            <text:p text:style-name="P18"><text:span text:style-name="Source_20_Text"><text:span text:style-name="T86">Collections</text:span></text:span></text:p>
          </table:table-cell>
          <table:covered-table-cell/>
          <table:table-cell table:style-name="Table4.C1" office:value-type="string">
            <text:p text:style-name="P30">Polyfills</text:p>
          </table:table-cell>
        </table:table-row>
        <table:table-row table:style-name="TableLine1865558755328">
          <table:table-cell table:style-name="Table4.A4" table:number-rows-spanned="3" office:value-type="string">
            <text:p text:style-name="P19"><text:span text:style-name="Source_20_Text"><text:span text:style-name="T87">arrayMerge([deep,]&lt;target&gt;,&lt;source1&gt;[,srcN]);</text:span></text:span></text:p>
            <text:p text:style-name="P23"><text:span text:style-name="Source_20_Text"><text:span text:style-name="T87">arrayUnique(&lt;collection&gt;);</text:span></text:span></text:p>
            <text:p text:style-name="P23"><text:span text:style-name="Source_20_Text"><text:span text:style-name="T98">arrayAdd</text:span></text:span><text:span text:style-name="Source_20_Text"><text:span text:style-name="T87">(&lt;array&gt;,&lt;value&gt;);</text:span></text:span></text:p>
            <text:p text:style-name="P23"><text:span text:style-name="Source_20_Text"><text:span text:style-name="T87">arrayClear(&lt;array&gt;); </text:span></text:span></text:p>
            <text:p text:style-name="P23"><text:span text:style-name="Source_20_Text"><text:span text:style-name="T95">arrayRemove(&lt;array&gt;,&lt;value&gt;[,all]);</text:span></text:span></text:p>
            <text:p text:style-name="P47"><text:span text:style-name="Source_20_Text"><text:span text:style-name="T58">arrayRange([start=0[,end=100[,step=1]]]);</text:span></text:span></text:p>
            <text:p text:style-name="P49"><text:span text:style-name="Source_20_Text"><text:span text:style-name="T4">arrayCycle(&lt;collection&gt;[,n]);</text:span></text:span></text:p>
            <text:p text:style-name="P49"><text:span text:style-name="Source_20_Text"><text:span text:style-name="T4">arrayRepeat(&lt;value&gt;[,n]);</text:span></text:span></text:p>
            <text:p text:style-name="P47"><text:span text:style-name="Source_20_Text"><text:span text:style-name="T5">iterRange([start</text:span></text:span><text:span text:style-name="Source_20_Text"><text:span text:style-name="T13">=0</text:span></text:span><text:span text:style-name="Source_20_Text"><text:span text:style-name="T5">[,step</text:span></text:span><text:span text:style-name="Source_20_Text"><text:span text:style-name="T13">=1</text:span></text:span><text:span text:style-name="Source_20_Text"><text:span text:style-name="T5">[,end]]]);</text:span></text:span></text:p>
            <text:p text:style-name="P47"><text:span text:style-name="Source_20_Text"><text:span text:style-name="T5">iterCycle(&lt;iter&gt;[,n]);</text:span></text:span></text:p>
            <text:p text:style-name="P47"><text:span text:style-name="Source_20_Text"><text:span text:style-name="T4">iterRepeat(&lt;value&gt;[,n]);</text:span></text:span></text:p>
            <text:p text:style-name="P46"><text:span text:style-name="Source_20_Text"><text:span text:style-name="T4"/></text:span></text:p>
            <text:p text:style-name="P46"><text:span text:style-name="Source_20_Text"><text:span text:style-name="T4">arrayUnion(&lt;collection1&gt;[,collectionN]);</text:span></text:span></text:p>
            <text:p text:style-name="P46"><text:span text:style-name="Source_20_Text"><text:span text:style-name="T4">arrayIntersection(&lt;collection1&gt;,&lt;collection2&gt;);</text:span></text:span></text:p>
            <text:p text:style-name="P46"><text:span text:style-name="Source_20_Text"><text:span text:style-name="T4">arrayDifference(&lt;collection1&gt;,&lt;collection2&gt;);</text:span></text:span></text:p>
            <text:p text:style-name="P46"><text:span text:style-name="Source_20_Text"><text:span text:style-name="T4">arraySymmetricDifference(&lt;colle</text:span></text:span><text:span text:style-name="Source_20_Text"><text:span text:style-name="T20">c</text:span></text:span><text:span text:style-name="Source_20_Text"><text:span text:style-name="T4">1&gt;,&lt;collec2&gt;);</text:span></text:span></text:p>
            <text:p text:style-name="P46"><text:span text:style-name="Source_20_Text"><text:span text:style-name="T4">setUnion(&lt;collection1&gt;[,collectionN]);</text:span></text:span></text:p>
            <text:p text:style-name="P46"><text:span text:style-name="Source_20_Text"><text:span text:style-name="T4">setIntersection(&lt;set1&gt;,&lt;set2&gt;);</text:span></text:span></text:p>
            <text:p text:style-name="P46"><text:span text:style-name="Source_20_Text"><text:span text:style-name="T4">setDifference(&lt;set1&gt;,&lt;set2&gt;);</text:span></text:span></text:p>
            <text:p text:style-name="P21"><text:span text:style-name="Source_20_Text"><text:span text:style-name="T87">setSymmetricDifference(&lt;set1&gt;,&lt;set2&gt;);</text:span></text:span></text:p>
            <text:p text:style-name="P46"><text:span text:style-name="Source_20_Text"><text:span text:style-name="T4">isSuperset(&lt;superCollection&gt;,&lt;subCollection&gt;);</text:span></text:span></text:p>
            <text:p text:style-name="P48"><text:span text:style-name="Source_20_Text"><text:span text:style-name="T5"/></text:span></text:p>
            <text:p text:style-name="P48"><text:span text:style-name="Source_20_Text"><text:span text:style-name="T5">withOut(&lt;collection&gt;,&lt;filterCollection&gt;);</text:span></text:span></text:p>
            <text:p text:style-name="P8"><text:span text:style-name="Source_20_Text"><text:span text:style-name="T4">reduce(&lt;collection&gt;,&lt;callback&gt;[,initialvalue]);</text:span></text:span></text:p>
            <text:p text:style-name="P8"><text:span text:style-name="Source_20_Text"><text:span text:style-name="T4"/></text:span></text:p>
            <text:p text:style-name="P3"><text:span text:style-name="Source_20_Text"><text:span text:style-name="T4">take(&lt;collection&gt;[,n]);</text:span></text:span></text:p>
            <text:p text:style-name="P3"><text:span text:style-name="Source_20_Text"><text:span text:style-name="T4">takeWhile(&lt;collection&gt;,&lt;callback&gt;);</text:span></text:span></text:p>
            <text:p text:style-name="P3"><text:span text:style-name="Source_20_Text"><text:span text:style-name="T4">takeRight(&lt;collec</text:span></text:span><text:span text:style-name="Source_20_Text"><text:span text:style-name="T5">tion</text:span></text:span><text:span text:style-name="Source_20_Text"><text:span text:style-name="T4">&gt;[,n]);</text:span></text:span></text:p>
            <text:p text:style-name="P3"><text:span text:style-name="Source_20_Text"><text:span text:style-name="T4">takeRightWhile(&lt;collec</text:span></text:span><text:span text:style-name="Source_20_Text"><text:span text:style-name="T7">tion</text:span></text:span><text:span text:style-name="Source_20_Text"><text:span text:style-name="T4">&gt;,&lt;callback&gt;);</text:span></text:span></text:p>
            <text:p text:style-name="P4"><text:span text:style-name="Source_20_Text"><text:span text:style-name="T4">drop(&lt;collection&gt;[,n]);</text:span></text:span><text:span text:style-name="Source_20_Text"><text:span text:style-name="T44"> </text:span></text:span></text:p>
            <text:p text:style-name="P4"><text:span text:style-name="Source_20_Text"><text:span text:style-name="T4">dropWhile(&lt;collection&gt;,&lt;callback&gt;);</text:span></text:span></text:p>
            <text:p text:style-name="P4"><text:span text:style-name="Source_20_Text"><text:span text:style-name="T4">dropRight(&lt;collec</text:span></text:span><text:span text:style-name="Source_20_Text"><text:span text:style-name="T7">tion</text:span></text:span><text:span text:style-name="Source_20_Text"><text:span text:style-name="T4">&gt;[,n]);</text:span></text:span></text:p>
            <text:p text:style-name="P4"><text:span text:style-name="Source_20_Text"><text:span text:style-name="T4">dropRightWhile(&lt;collec</text:span></text:span><text:span text:style-name="Source_20_Text"><text:span text:style-name="T5">tion</text:span></text:span><text:span text:style-name="Source_20_Text"><text:span text:style-name="T4">&gt;,&lt;callback&gt;);</text:span></text:span></text:p>
          </table:table-cell>
          <table:table-cell table:style-name="Table4.B4" table:number-rows-spanned="3" office:value-type="string">
            <text:p text:style-name="P47"><text:span text:style-name="Source_20_Text"><text:span text:style-name="T59">forEach</text:span></text:span><text:span text:style-name="Source_20_Text"><text:span text:style-name="T5">(&lt;collec</text:span></text:span><text:span text:style-name="Source_20_Text"><text:span text:style-name="T17">t.</text:span></text:span><text:span text:style-name="Source_20_Text"><text:span text:style-name="T5">&gt;,&lt;callback&gt;);</text:span></text:span></text:p>
            <text:p text:style-name="P13"><text:span text:style-name="Source_20_Text"><text:span text:style-name="T91">map(&lt;collection&gt;,&lt;callback&gt;);</text:span></text:span></text:p>
            <text:p text:style-name="P3"><text:span text:style-name="Source_20_Text"><text:span text:style-name="T5">enumerate(&lt;collection&gt;[,offset=0]);</text:span></text:span></text:p>
            <text:p text:style-name="P9"><text:span text:style-name="Source_20_Text"><text:span text:style-name="T85">entries</text:span></text:span><text:span text:style-name="Source_20_Text"><text:span text:style-name="T5">(&lt;collection&gt;[,offset=0]);</text:span></text:span></text:p>
            <text:p text:style-name="P3"><text:span text:style-name="Source_20_Text"><text:span text:style-name="T4">size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7"><text:span text:style-name="Source_20_Text"><text:span text:style-name="T4">every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7"><text:span text:style-name="Source_20_Text"><text:span text:style-name="T4">some(&lt;collec</text:span></text:span><text:span text:style-name="Source_20_Text"><text:span text:style-name="T10">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text:span text:style-name="Source_20_Text"><text:span text:style-name="T12"> </text:span></text:span></text:p>
            <text:p text:style-name="P7"><text:span text:style-name="Source_20_Text"><text:span text:style-name="T5">none(&lt;collec</text:span></text:span><text:span text:style-name="Source_20_Text"><text:span text:style-name="T10">tion</text:span></text:span><text:span text:style-name="Source_20_Text"><text:span text:style-name="T5">&gt;,&lt;</text:span></text:span><text:span text:style-name="Source_20_Text"><text:span text:style-name="T9">callback</text:span></text:span><text:span text:style-name="Source_20_Text"><text:span text:style-name="T5">&gt;);</text:span></text:span></text:p>
            <text:p text:style-name="P3"><text:span text:style-name="Source_20_Text"><text:span text:style-name="T4">includes(&lt;collec</text:span></text:span><text:span text:style-name="Source_20_Text"><text:span text:style-name="T6">tion</text:span></text:span><text:span text:style-name="Source_20_Text"><text:span text:style-name="T4">&gt;,&lt;value&gt;);</text:span></text:span></text:p>
            <text:p text:style-name="P3"><text:span text:style-name="Source_20_Text"><text:span text:style-name="T4">find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3"><text:span text:style-name="Source_20_Text"><text:span text:style-name="T4">filter(&lt;</text:span></text:span><text:span text:style-name="Source_20_Text"><text:span text:style-name="T8">collection</text:span></text:span><text:span text:style-name="Source_20_Text"><text:span text:style-name="T4">&gt;,&lt;</text:span></text:span><text:span text:style-name="Source_20_Text"><text:span text:style-name="T9">callback</text:span></text:span><text:span text:style-name="Source_20_Text"><text:span text:style-name="T4">&gt;);</text:span></text:span></text:p>
            <text:p text:style-name="P10"><text:span text:style-name="Source_20_Text"><text:span text:style-name="T21">reject(&lt;</text:span></text:span><text:span text:style-name="Source_20_Text"><text:span text:style-name="T8">collection</text:span></text:span><text:span text:style-name="Source_20_Text"><text:span text:style-name="T21">&gt;,&lt;</text:span></text:span><text:span text:style-name="Source_20_Text"><text:span text:style-name="T9">callback</text:span></text:span><text:span text:style-name="Source_20_Text"><text:span text:style-name="T21">&gt;);</text:span></text:span></text:p>
            <text:p text:style-name="P29"><text:span text:style-name="Source_20_Text"><text:span text:style-name="T97">p</text:span></text:span><text:span text:style-name="Source_20_Text"><text:span text:style-name="T95">artition(&lt;collection&gt;,&lt;</text:span></text:span><text:span text:style-name="Source_20_Text"><text:span text:style-name="T99">c</text:span></text:span><text:span text:style-name="Source_20_Text"><text:span text:style-name="T100">all</text:span></text:span><text:span text:style-name="Source_20_Text"><text:span text:style-name="T99">b</text:span></text:span><text:span text:style-name="Source_20_Text"><text:span text:style-name="T100">ack</text:span></text:span><text:span text:style-name="Source_20_Text"><text:span text:style-name="T95">&gt;);</text:span></text:span></text:p>
            <text:p text:style-name="P29"><text:span text:style-name="Source_20_Text"><text:span text:style-name="T97">g</text:span></text:span><text:span text:style-name="Source_20_Text"><text:span text:style-name="T96">roupBy(&lt;collection&gt;,&lt;callback&gt;);</text:span></text:span></text:p>
            <text:p text:style-name="P25"><text:span text:style-name="Source_20_Text"><text:span text:style-name="T87">min(&lt;collection&gt;);</text:span></text:span></text:p>
            <text:p text:style-name="P14"><text:span text:style-name="Source_20_Text"><text:span text:style-name="T14">max(&lt;collection&gt;);</text:span></text:span></text:p>
            <text:p text:style-name="P6"><text:span text:style-name="Source_20_Text"><text:span text:style-name="T14">sort(&lt;collection&gt;</text:span></text:span><text:span text:style-name="Source_20_Text"><text:span text:style-name="T15">[</text:span></text:span><text:span text:style-name="Source_20_Text"><text:span text:style-name="T14">,numberSort</text:span></text:span><text:span text:style-name="Source_20_Text"><text:span text:style-name="T15">]</text:span></text:span><text:span text:style-name="Source_20_Text"><text:span text:style-name="T14">);</text:span></text:span></text:p>
            <text:p text:style-name="P6"><text:span text:style-name="Source_20_Text"><text:span text:style-name="T16">reverse(&lt;collec</text:span></text:span><text:span text:style-name="Source_20_Text"><text:span text:style-name="T6">tion</text:span></text:span><text:span text:style-name="Source_20_Text"><text:span text:style-name="T8">&gt;</text:span></text:span><text:span text:style-name="Source_20_Text"><text:span text:style-name="T16">);</text:span></text:span></text:p>
            <text:p text:style-name="P6"><text:span text:style-name="Source_20_Text"><text:span text:style-name="T16">shuffle(&lt;collection&gt;);</text:span></text:span></text:p>
            <text:p text:style-name="P24"><text:span text:style-name="Source_20_Text"><text:span text:style-name="T87">zip(&lt;collection1&gt;[,collectionN]);</text:span></text:span></text:p>
            <text:p text:style-name="P15"><text:span text:style-name="Source_20_Text"><text:span text:style-name="T61">unzip(&lt;collection&gt;);</text:span></text:span></text:p>
            <text:p text:style-name="P50"><text:span text:style-name="Source_20_Text"><text:span text:style-name="T4"/></text:span></text:p>
            <text:p text:style-name="P50"><text:span text:style-name="Source_20_Text"><text:span text:style-name="T4">item(&lt;collection&gt;,&lt;index&gt;);</text:span></text:span></text:p>
            <text:p text:style-name="P51"><text:span text:style-name="Source_20_Text"><text:span text:style-name="T19">nth(&lt;collection&gt;,&lt;index&gt;);</text:span></text:span></text:p>
            <text:p text:style-name="P3"><text:span text:style-name="Source_20_Text"><text:span text:style-name="T4">first(&lt;collec</text:span></text:span><text:span text:style-name="Source_20_Text"><text:span text:style-name="T6">tion</text:span></text:span><text:span text:style-name="Source_20_Text"><text:span text:style-name="T4">&gt;);</text:span></text:span></text:p>
            <text:p text:style-name="P2"><text:span text:style-name="Source_20_Text"><text:span text:style-name="T60">head(&lt;collection&gt;);</text:span></text:span></text:p>
            <text:p text:style-name="P12"><text:span text:style-name="Source_20_Text"><text:span text:style-name="T87">last(&lt;collec</text:span></text:span><text:span text:style-name="Source_20_Text"><text:span text:style-name="T90">tion</text:span></text:span><text:span text:style-name="Source_20_Text"><text:span text:style-name="T87">&gt;);</text:span></text:span></text:p>
            <text:p text:style-name="P12">initial(&lt;collection&gt;);</text:p>
            <text:p text:style-name="P5"><text:span text:style-name="Source_20_Text"><text:span text:style-name="T4">tail(&lt;collection&gt;);</text:span></text:span></text:p>
            <text:p text:style-name="P2"><text:span text:style-name="Source_20_Text"><text:span text:style-name="T4">slice(&lt;collec</text:span></text:span><text:span text:style-name="Source_20_Text"><text:span text:style-name="T17">t</text:span></text:span><text:span text:style-name="Source_20_Text"><text:span text:style-name="T18">ion</text:span></text:span><text:span text:style-name="Source_20_Text"><text:span text:style-name="T4">&gt;[,begin[,end]]);</text:span></text:span></text:p>
            <text:p text:style-name="P3"><text:span text:style-name="Source_20_Text"><text:span text:style-name="T11">flat(&lt;collection&gt;);</text:span></text:span></text:p>
            <text:p text:style-name="P3"><text:span text:style-name="Source_20_Text"><text:span text:style-name="T4">concat(&lt;collection1&gt;[,collectionN]);</text:span></text:span></text:p>
            <text:p text:style-name="P11"><text:span text:style-name="Source_20_Text"><text:span text:style-name="T91">join(&lt;collection&gt;[,separator</text:span></text:span><text:span text:style-name="Source_20_Text"><text:span text:style-name="T92">=","</text:span></text:span><text:span text:style-name="Source_20_Text"><text:span text:style-name="T91">]);</text:span></text:span></text:p>
          </table:table-cell>
          <table:table-cell table:style-name="Table4.C2" office:value-type="string">
            <text:p text:style-name="P19"><text:span text:style-name="Source_20_Text"><text:span text:style-name="T87"/></text:span></text:p>
            <text:p text:style-name="P26"><text:span text:style-name="Source_20_Text"><text:span text:style-name="T87">Array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6"><text:span text:style-name="Source_20_Text"><text:span text:style-name="T87">Array.prototype.findLast();</text:span></text:span></text:p>
            <text:p text:style-name="P26"><text:span text:style-name="Source_20_Text"><text:span text:style-name="T87">Array.prototype.findLast</text:span></text:span><text:span text:style-name="Source_20_Text"><text:span text:style-name="T93">Index</text:span></text:span><text:span text:style-name="Source_20_Text"><text:span text:style-name="T87">();</text:span></text:span></text:p>
            <text:p text:style-name="P26"><text:span text:style-name="Source_20_Text"><text:span text:style-name="T87">Array.prototype.flat();</text:span></text:span></text:p>
            <text:p text:style-name="P19"><text:span text:style-name="Source_20_Text"><text:span text:style-name="T87">Array.prototype.flatMap();</text:span></text:span></text:p>
            <text:p text:style-name="P22"><text:span text:style-name="Source_20_Text"><text:span text:style-name="T87"/></text:span></text:p>
            <text:p text:style-name="P22"><text:span text:style-name="Source_20_Text"><text:span text:style-name="T87">globalThis;</text:span></text:span></text:p>
            <text:p text:style-name="P22"><text:span text:style-name="Source_20_Text"><text:span text:style-name="T87"/></text:span></text:p>
            <text:p text:style-name="P22"><text:span text:style-name="Source_20_Text"><text:span text:style-name="T87">Object.fromEntries();</text:span></text:span></text:p>
            <text:p text:style-name="P22"><text:span text:style-name="Source_20_Text"><text:span text:style-name="T89">Object.hasOwn();</text:span></text:span></text:p>
            <text:p text:style-name="P22"><text:span text:style-name="Source_20_Text"><text:span text:style-name="T87"/></text:span></text:p>
            <text:p text:style-name="P28"><text:span text:style-name="Source_20_Text"><text:span text:style-name="T87">String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2"><text:span text:style-name="Source_20_Text"><text:span text:style-name="T87">String.prototype.matchAll();</text:span></text:span></text:p>
            <text:p text:style-name="P22"><text:span text:style-name="Source_20_Text"><text:span text:style-name="T87">String.prototype.padStart();</text:span></text:span></text:p>
            <text:p text:style-name="P22"><text:span text:style-name="Source_20_Text"><text:span text:style-name="T87">String.prototype.padEnd();</text:span></text:span></text:p>
            <text:p text:style-name="P22"><text:span text:style-name="Source_20_Text"><text:span text:style-name="T87">String.prototype.replaceAll();</text:span></text:span></text:p>
            <text:p text:style-name="P22"><text:span text:style-name="Source_20_Text"><text:span text:style-name="T87">String.prototype.trimStart();</text:span></text:span></text:p>
            <text:p text:style-name="P19"><text:span text:style-name="Source_20_Text"><text:span text:style-name="T87">String.prototype.trimLeft();</text:span></text:span></text:p>
            <text:p text:style-name="P19"><text:span text:style-name="Source_20_Text"><text:span text:style-name="T87">String.prototype.trimEnd();</text:span></text:span></text:p>
            <text:p text:style-name="P19"><text:span text:style-name="Source_20_Text"><text:span text:style-name="T87">String.prototype.trimRight();</text:span></text:span></text:p>
            <text:p text:style-name="P19"><text:span text:style-name="Source_20_Text"><text:span text:style-name="T87"/></text:span></text:p>
            <text:p text:style-name="P28"><text:span text:style-name="Source_20_Text"><text:span text:style-name="T87">TypedArray.prototype.at(&lt;</text:span></text:span><text:span text:style-name="Source_20_Text"><text:span text:style-name="T94">index&gt;</text:span></text:span><text:span text:style-name="Source_20_Text"><text:span text:style-name="T87">);</text:span></text:span></text:p>
            <text:p text:style-name="P27"><text:span text:style-name="Source_20_Text"><text:span text:style-name="T87">TypedArray.prototype.findLast();</text:span></text:span></text:p>
            <text:p text:style-name="P27"><text:span text:style-name="Source_20_Text"><text:span text:style-name="T87">TypedArray.prototype.findLast</text:span></text:span><text:span text:style-name="Source_20_Text"><text:span text:style-name="T93">Index</text:span></text:span><text:span text:style-name="Source_20_Text"><text:span text:style-name="T87">();</text:span></text:span></text:p>
            <text:p text:style-name="P19"><text:span text:style-name="Source_20_Text"><text:span text:style-name="T87"/></text:span></text:p>
          </table:table-cell>
        </table:table-row>
        <table:table-row table:style-name="Table4.3">
          <table:covered-table-cell/>
          <table:covered-table-cell/>
          <table:table-cell table:style-name="Table4.C3" office:value-type="string">
            <text:p text:style-name="P31"><text:span text:style-name="T107">Non-standard p</text:span>olyfills</text:p>
          </table:table-cell>
        </table:table-row>
        <table:table-row table:style-name="TableLine1865558744448">
          <table:covered-table-cell/>
          <table:covered-table-cell/>
          <table:table-cell table:style-name="Table4.C4" office:value-type="string">
            <text:p text:style-name="P20"><text:span text:style-name="Source_20_Text"><text:span text:style-name="T87"/></text:span></text:p>
            <text:p text:style-name="P20"><text:span text:style-name="Source_20_Text"><text:span text:style-name="T87">BigInt.prototype.toJSON();</text:span></text:span></text:p>
            <text:p text:style-name="P22"><text:span text:style-name="Source_20_Text"><text:span text:style-name="T88">window.A</text:span></text:span><text:span text:style-name="Source_20_Text"><text:span text:style-name="T87">syncFunction</text:span></text:span><text:span text:style-name="Source_20_Text"><text:span text:style-name="T88">();</text:span></text:span></text:p>
            <text:p text:style-name="P22"><text:span text:style-name="Source_20_Text"><text:span text:style-name="T87">window.GeneratorFunction();</text:span></text:span></text:p>
            <text:p text:style-name="P20"><text:span text:style-name="Source_20_Text"><text:span text:style-name="T88"/></text:span></text:p>
          </table:table-cell>
        </table:table-row>
        <table:table-row table:style-name="TableLine1865558748256">
          <table:table-cell table:style-name="Table4.A5" table:number-columns-spanned="3" office:value-type="string">
            <text:p text:style-name="P17"><text:span text:style-name="Source_20_Text"><text:span text:style-name="T3">Cookie</text:span></text:span></text:p>
          </table:table-cell>
          <table:covered-table-cell/>
          <table:covered-table-cell/>
        </table:table-row>
        <table:table-row table:style-name="TableLine1865558751248">
          <table:table-cell table:style-name="Table4.A6" table:number-columns-spanned="3" office:value-type="string">
            <text:p text:style-name="P54"><text:span text:style-name="Source_20_Text"><text:span text:style-name="T22">getCookie([name]);, hasCookie(&lt;name&gt;);, </text:span></text:span></text:p>
            <text:p text:style-name="P54"><text:span text:style-name="Source_20_Text"><text:span text:style-name="T22">setCookie(&lt;name&gt;,&lt;value&gt;[,hours</text:span></text:span><text:span text:style-name="Source_20_Text"><text:span text:style-name="T30">=8760</text:span></text:span><text:span text:style-name="Source_20_Text"><text:span text:style-name="T22">[,path</text:span></text:span><text:span text:style-name="Source_20_Text"><text:span text:style-name="T30">="/"</text:span></text:span><text:span text:style-name="Source_20_Text"><text:span text:style-name="T22">[,domain[,secure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]);, setCookie</text:span></text:span><text:span text:style-name="Source_20_Text"><text:span text:style-name="T30">(&lt;Options</text:span></text:span><text:span text:style-name="Source_20_Text"><text:span text:style-name="T33">o</text:span></text:span><text:span text:style-name="Source_20_Text"><text:span text:style-name="T30">b</text:span></text:span><text:span text:style-name="Source_20_Text"><text:span text:style-name="T31">j</text:span></text:span><text:span text:style-name="Source_20_Text"><text:span text:style-name="T30">&gt;);</text:span></text:span><text:span text:style-name="Source_20_Text"><text:span text:style-name="T22"> </text:span></text:span></text:p>
            <text:p text:style-name="P54"><text:span text:style-name="Source_20_Text"><text:span text:style-name="T22">removeCookie(&lt;name&gt;[,path</text:span></text:span><text:span text:style-name="Source_20_Text"><text:span text:style-name="T30">="/"</text:span></text:span><text:span text:style-name="Source_20_Text"><text:span text:style-name="T22">[,domain[,secure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);, removeCookie</text:span></text:span><text:span text:style-name="Source_20_Text"><text:span text:style-name="T30">(&lt;Options obj</text:span></text:span><text:span text:style-name="Source_20_Text"><text:span text:style-name="T23">ect</text:span></text:span><text:span text:style-name="Source_20_Text"><text:span text:style-name="T30">&gt;);, </text:span></text:span></text:p>
            <text:p text:style-name="P54"><text:span text:style-name="Source_20_Text"><text:span text:style-name="T22">clearCookies([path</text:span></text:span><text:span text:style-name="Source_20_Text"><text:span text:style-name="T30">="/"</text:span></text:span><text:span text:style-name="Source_20_Text"><text:span text:style-name="T22">[,domain[,</text:span></text:span><text:span text:style-name="Source_20_Text"><text:span text:style-name="T65">sec</text:span></text:span><text:span text:style-name="Source_20_Text"><text:span text:style-name="T22">[,SameSite</text:span></text:span><text:span text:style-name="Source_20_Text"><text:span text:style-name="T30">=</text:span></text:span><text:span text:style-name="Source_20_Text"><text:span text:style-name="T64">"Lax"</text:span></text:span><text:span text:style-name="Source_20_Text"><text:span text:style-name="T22">[,HttpOnly]]]]]);, clearCookies</text:span></text:span><text:span text:style-name="Source_20_Text"><text:span text:style-name="T30">(&lt;Options obj</text:span></text:span><text:span text:style-name="Source_20_Text"><text:span text:style-name="T23">ect</text:span></text:span><text:span text:style-name="Source_20_Text"><text:span text:style-name="T30">&gt;);</text:span></text:span></text:p>
          </table:table-cell>
          <table:covered-table-cell/>
          <table:covered-table-cell/>
        </table:table-row>
      </table:table>
      <text:p text:style-name="P6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693cm" fo:page-height="21.006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Czigler, Ferenc</meta:initial-creator>
    <meta:creation-date>2018-01-01T17:18:00Z</meta:creation-date>
    <dc:date>2021-07-23T13:38:43.743000000</dc:date>
    <meta:print-date>2019-08-23T14:41:00Z</meta:print-date>
    <meta:editing-cycles>607</meta:editing-cycles>
    <meta:editing-duration>PT11H27M6S</meta:editing-duration>
    <meta:document-statistic meta:table-count="2" meta:image-count="0" meta:object-count="0" meta:page-count="2" meta:paragraph-count="203" meta:word-count="300" meta:character-count="6387" meta:non-whitespace-character-count="6268"/>
    <meta:template xlink:type="simple" xlink:actuate="onRequest" xlink:title="" xlink:href="Normal.dotm"/>
  </office:meta>
</office:document-meta>
</file>